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reas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.27">
            <text:p>2.27</text:p>
          </table:table-cell>
          <table:table-cell/>
          <table:table-cell table:formula="of:=[.C4]/ 100" office:value-type="float" office:value="0.0227">
            <text:p>0.0227</text:p>
          </table:table-cell>
          <table:table-cell/>
          <table:table-cell table:formula="of:= 1 - [.E4]" office:value-type="float" office:value="0.9773">
            <text:p>0.9773</text:p>
          </table:table-cell>
        </table:table-row>
        <table:table-row table:style-name="ro2">
          <table:table-cell table:number-columns-repeated="2"/>
          <table:table-cell office:value-type="float" office:value="4.55">
            <text:p>4.55</text:p>
          </table:table-cell>
          <table:table-cell/>
          <table:table-cell table:formula="of:=[.C5]/ 100" office:value-type="float" office:value="0.0455">
            <text:p>0.0455</text:p>
          </table:table-cell>
          <table:table-cell/>
          <table:table-cell table:formula="of:= 1 - [.E5]" office:value-type="float" office:value="0.9545">
            <text:p>0.9545</text:p>
          </table:table-cell>
        </table:table-row>
        <table:table-row table:style-name="ro2">
          <table:table-cell table:number-columns-repeated="2"/>
          <table:table-cell office:value-type="float" office:value="6.67">
            <text:p>6.67</text:p>
          </table:table-cell>
          <table:table-cell/>
          <table:table-cell table:formula="of:=[.C6]/ 100" office:value-type="float" office:value="0.0667">
            <text:p>0.0667</text:p>
          </table:table-cell>
          <table:table-cell/>
          <table:table-cell table:formula="of:= 1 - [.E6]" office:value-type="float" office:value="0.9333">
            <text:p>0.9333</text:p>
          </table:table-cell>
        </table:table-row>
        <table:table-row table:style-name="ro2">
          <table:table-cell table:number-columns-repeated="2"/>
          <table:table-cell office:value-type="float" office:value="13.33">
            <text:p>13.33</text:p>
          </table:table-cell>
          <table:table-cell/>
          <table:table-cell table:formula="of:=[.C7]/ 100" office:value-type="float" office:value="0.1333">
            <text:p>0.1333</text:p>
          </table:table-cell>
          <table:table-cell/>
          <table:table-cell table:formula="of:= 1 - [.E7]" office:value-type="float" office:value="0.8667">
            <text:p>0.8667</text:p>
          </table:table-cell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/>
          <table:table-cell table:formula="of:=[.C8]/ 100" office:value-type="float" office:value="0">
            <text:p>0</text:p>
          </table:table-cell>
          <table:table-cell/>
          <table:table-cell table:formula="of:= 1 - [.E8]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4.35">
            <text:p>4.35</text:p>
          </table:table-cell>
          <table:table-cell/>
          <table:table-cell table:formula="of:=[.C9]/ 100" office:value-type="float" office:value="0.0435">
            <text:p>0.0435</text:p>
          </table:table-cell>
          <table:table-cell/>
          <table:table-cell table:formula="of:= 1 - [.E9]" office:value-type="float" office:value="0.9565">
            <text:p>0.9565</text:p>
          </table:table-cell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/>
          <table:table-cell table:formula="of:=[.C10]/ 100" office:value-type="float" office:value="0">
            <text:p>0</text:p>
          </table:table-cell>
          <table:table-cell/>
          <table:table-cell table:formula="of:= 1 - [.E10]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2.22">
            <text:p>2.22</text:p>
          </table:table-cell>
          <table:table-cell/>
          <table:table-cell table:formula="of:=[.C11]/ 100" office:value-type="float" office:value="0.0222">
            <text:p>0.0222</text:p>
          </table:table-cell>
          <table:table-cell/>
          <table:table-cell table:formula="of:= 1 - [.E11]" office:value-type="float" office:value="0.9778">
            <text:p>0.9778</text:p>
          </table:table-cell>
        </table:table-row>
        <table:table-row table:style-name="ro2">
          <table:table-cell table:number-columns-repeated="2"/>
          <table:table-cell office:value-type="float" office:value="2.17">
            <text:p>2.17</text:p>
          </table:table-cell>
          <table:table-cell/>
          <table:table-cell table:formula="of:=[.C12]/ 100" office:value-type="float" office:value="0.0217">
            <text:p>0.0217</text:p>
          </table:table-cell>
          <table:table-cell/>
          <table:table-cell table:formula="of:= 1 - [.E12]" office:value-type="float" office:value="0.9783">
            <text:p>0.9783</text:p>
          </table:table-cell>
        </table:table-row>
        <table:table-row table:style-name="ro2">
          <table:table-cell table:number-columns-repeated="2"/>
          <table:table-cell office:value-type="float" office:value="6.67">
            <text:p>6.67</text:p>
          </table:table-cell>
          <table:table-cell/>
          <table:table-cell table:formula="of:=[.C13]/ 100" office:value-type="float" office:value="0.0667">
            <text:p>0.0667</text:p>
          </table:table-cell>
          <table:table-cell/>
          <table:table-cell table:formula="of:= 1 - [.E13]" office:value-type="float" office:value="0.9333">
            <text:p>0.9333</text:p>
          </table:table-cell>
        </table:table-row>
        <table:table-row table:style-name="ro2">
          <table:table-cell table:number-columns-repeated="2"/>
          <table:table-cell office:value-type="string">
            <text:p>Average:</text:p>
          </table:table-cell>
          <table:table-cell/>
          <table:table-cell table:formula="of:=SUM([.E4:.E13]) / 10" office:value-type="float" office:value="0.04223">
            <text:p>0.04223</text:p>
          </table:table-cell>
          <table:table-cell/>
          <table:table-cell table:formula="of:=SUM([.G4:.G13]) / 10" office:value-type="float" office:value="0.95777">
            <text:p>0.95777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 table:number-columns-repeated="2"/>
          <table:table-cell office:value-type="string">
            <text:p>Pima 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2.37">
            <text:p>22.37</text:p>
          </table:table-cell>
          <table:table-cell/>
          <table:table-cell table:formula="of:=[.C18]/ 100" office:value-type="float" office:value="0.2237">
            <text:p>0.2237</text:p>
          </table:table-cell>
          <table:table-cell/>
          <table:table-cell table:formula="of:= 1 - [.E18]" office:value-type="float" office:value="0.7763">
            <text:p>0.7763</text:p>
          </table:table-cell>
        </table:table-row>
        <table:table-row table:style-name="ro2">
          <table:table-cell table:number-columns-repeated="2"/>
          <table:table-cell office:value-type="float" office:value="27.27">
            <text:p>27.27</text:p>
          </table:table-cell>
          <table:table-cell/>
          <table:table-cell table:formula="of:=[.C19]/ 100" office:value-type="float" office:value="0.2727">
            <text:p>0.2727</text:p>
          </table:table-cell>
          <table:table-cell/>
          <table:table-cell table:formula="of:= 1 - [.E19]" office:value-type="float" office:value="0.7273">
            <text:p>0.7273</text:p>
          </table:table-cell>
        </table:table-row>
        <table:table-row table:style-name="ro2">
          <table:table-cell table:number-columns-repeated="2"/>
          <table:table-cell office:value-type="float" office:value="16.88">
            <text:p>16.88</text:p>
          </table:table-cell>
          <table:table-cell/>
          <table:table-cell table:formula="of:=[.C20]/ 100" office:value-type="float" office:value="0.1688">
            <text:p>0.1688</text:p>
          </table:table-cell>
          <table:table-cell/>
          <table:table-cell table:formula="of:= 1 - [.E20]" office:value-type="float" office:value="0.8312">
            <text:p>0.8312</text:p>
          </table:table-cell>
        </table:table-row>
        <table:table-row table:style-name="ro2">
          <table:table-cell table:number-columns-repeated="2"/>
          <table:table-cell office:value-type="float" office:value="28.57">
            <text:p>28.57</text:p>
          </table:table-cell>
          <table:table-cell/>
          <table:table-cell table:formula="of:=[.C21]/ 100" office:value-type="float" office:value="0.2857">
            <text:p>0.2857</text:p>
          </table:table-cell>
          <table:table-cell/>
          <table:table-cell table:formula="of:= 1 - [.E21]" office:value-type="float" office:value="0.7143">
            <text:p>0.7143</text:p>
          </table:table-cell>
        </table:table-row>
        <table:table-row table:style-name="ro2">
          <table:table-cell table:number-columns-repeated="2"/>
          <table:table-cell office:value-type="float" office:value="19.48">
            <text:p>19.48</text:p>
          </table:table-cell>
          <table:table-cell/>
          <table:table-cell table:formula="of:=[.C22]/ 100" office:value-type="float" office:value="0.1948">
            <text:p>0.1948</text:p>
          </table:table-cell>
          <table:table-cell/>
          <table:table-cell table:formula="of:= 1 - [.E22]" office:value-type="float" office:value="0.8052">
            <text:p>0.8052</text:p>
          </table:table-cell>
        </table:table-row>
        <table:table-row table:style-name="ro2">
          <table:table-cell table:number-columns-repeated="2"/>
          <table:table-cell office:value-type="float" office:value="27.27">
            <text:p>27.27</text:p>
          </table:table-cell>
          <table:table-cell/>
          <table:table-cell table:formula="of:=[.C23]/ 100" office:value-type="float" office:value="0.2727">
            <text:p>0.2727</text:p>
          </table:table-cell>
          <table:table-cell/>
          <table:table-cell table:formula="of:= 1 - [.E23]" office:value-type="float" office:value="0.7273">
            <text:p>0.7273</text:p>
          </table:table-cell>
        </table:table-row>
        <table:table-row table:style-name="ro2">
          <table:table-cell table:number-columns-repeated="2"/>
          <table:table-cell office:value-type="float" office:value="27.27">
            <text:p>27.27</text:p>
          </table:table-cell>
          <table:table-cell/>
          <table:table-cell table:formula="of:=[.C24]/ 100" office:value-type="float" office:value="0.2727">
            <text:p>0.2727</text:p>
          </table:table-cell>
          <table:table-cell/>
          <table:table-cell table:formula="of:= 1 - [.E24]" office:value-type="float" office:value="0.7273">
            <text:p>0.7273</text:p>
          </table:table-cell>
        </table:table-row>
        <table:table-row table:style-name="ro2">
          <table:table-cell table:number-columns-repeated="2"/>
          <table:table-cell office:value-type="float" office:value="18.18">
            <text:p>18.18</text:p>
          </table:table-cell>
          <table:table-cell/>
          <table:table-cell table:formula="of:=[.C25]/ 100" office:value-type="float" office:value="0.1818">
            <text:p>0.1818</text:p>
          </table:table-cell>
          <table:table-cell/>
          <table:table-cell table:formula="of:= 1 - [.E25]" office:value-type="float" office:value="0.8182">
            <text:p>0.8182</text:p>
          </table:table-cell>
        </table:table-row>
        <table:table-row table:style-name="ro2">
          <table:table-cell table:number-columns-repeated="2"/>
          <table:table-cell office:value-type="float" office:value="27.63">
            <text:p>27.63</text:p>
          </table:table-cell>
          <table:table-cell/>
          <table:table-cell table:formula="of:=[.C26]/ 100" office:value-type="float" office:value="0.2763">
            <text:p>0.2763</text:p>
          </table:table-cell>
          <table:table-cell/>
          <table:table-cell table:formula="of:= 1 - [.E26]" office:value-type="float" office:value="0.7237">
            <text:p>0.7237</text:p>
          </table:table-cell>
        </table:table-row>
        <table:table-row table:style-name="ro2">
          <table:table-cell table:number-columns-repeated="2"/>
          <table:table-cell office:value-type="float" office:value="19.48">
            <text:p>19.48</text:p>
          </table:table-cell>
          <table:table-cell/>
          <table:table-cell table:formula="of:=[.C27]/ 100" office:value-type="float" office:value="0.1948">
            <text:p>0.1948</text:p>
          </table:table-cell>
          <table:table-cell/>
          <table:table-cell table:formula="of:= 1 - [.E27]" office:value-type="float" office:value="0.8052">
            <text:p>0.8052</text:p>
          </table:table-cell>
        </table:table-row>
        <table:table-row table:style-name="ro2">
          <table:table-cell table:number-columns-repeated="4"/>
          <table:table-cell table:formula="of:=SUM([.E18:.E27]) / 10" office:value-type="float" office:value="0.2344">
            <text:p>0.2344</text:p>
          </table:table-cell>
          <table:table-cell/>
          <table:table-cell table:formula="of:=SUM([.G18:.G27]) / 10" office:value-type="float" office:value="0.7656">
            <text:p>0.7656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Liver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23.53">
            <text:p>23.53</text:p>
          </table:table-cell>
          <table:table-cell/>
          <table:table-cell table:formula="of:=[.C32]/ 100" office:value-type="float" office:value="0.2353">
            <text:p>0.2353</text:p>
          </table:table-cell>
          <table:table-cell/>
          <table:table-cell table:formula="of:= 1 - [.E32]" office:value-type="float" office:value="0.7647">
            <text:p>0.7647</text:p>
          </table:table-cell>
        </table:table-row>
        <table:table-row table:style-name="ro2">
          <table:table-cell table:number-columns-repeated="2"/>
          <table:table-cell office:value-type="float" office:value="31.43">
            <text:p>31.43</text:p>
          </table:table-cell>
          <table:table-cell/>
          <table:table-cell table:formula="of:=[.C33]/ 100" office:value-type="float" office:value="0.3143">
            <text:p>0.3143</text:p>
          </table:table-cell>
          <table:table-cell/>
          <table:table-cell table:formula="of:= 1 - [.E33]" office:value-type="float" office:value="0.6857">
            <text:p>0.6857</text:p>
          </table:table-cell>
        </table:table-row>
        <table:table-row table:style-name="ro2">
          <table:table-cell table:number-columns-repeated="2"/>
          <table:table-cell office:value-type="float" office:value="28.57">
            <text:p>28.57</text:p>
          </table:table-cell>
          <table:table-cell/>
          <table:table-cell table:formula="of:=[.C34]/ 100" office:value-type="float" office:value="0.2857">
            <text:p>0.2857</text:p>
          </table:table-cell>
          <table:table-cell/>
          <table:table-cell table:formula="of:= 1 - [.E34]" office:value-type="float" office:value="0.7143">
            <text:p>0.7143</text:p>
          </table:table-cell>
        </table:table-row>
        <table:table-row table:style-name="ro2">
          <table:table-cell table:number-columns-repeated="2"/>
          <table:table-cell office:value-type="float" office:value="22.86">
            <text:p>22.86</text:p>
          </table:table-cell>
          <table:table-cell/>
          <table:table-cell table:formula="of:=[.C35]/ 100" office:value-type="float" office:value="0.2286">
            <text:p>0.2286</text:p>
          </table:table-cell>
          <table:table-cell/>
          <table:table-cell table:formula="of:= 1 - [.E35]" office:value-type="float" office:value="0.7714">
            <text:p>0.7714</text:p>
          </table:table-cell>
        </table:table-row>
        <table:table-row table:style-name="ro2">
          <table:table-cell table:number-columns-repeated="2"/>
          <table:table-cell office:value-type="float" office:value="25.71">
            <text:p>25.71</text:p>
          </table:table-cell>
          <table:table-cell/>
          <table:table-cell table:formula="of:=[.C36]/ 100" office:value-type="float" office:value="0.2571">
            <text:p>0.2571</text:p>
          </table:table-cell>
          <table:table-cell/>
          <table:table-cell table:formula="of:= 1 - [.E36]" office:value-type="float" office:value="0.7429">
            <text:p>0.7429</text:p>
          </table:table-cell>
        </table:table-row>
        <table:table-row table:style-name="ro2">
          <table:table-cell table:number-columns-repeated="2"/>
          <table:table-cell office:value-type="float" office:value="23.53">
            <text:p>23.53</text:p>
          </table:table-cell>
          <table:table-cell/>
          <table:table-cell table:formula="of:=[.C37]/ 100" office:value-type="float" office:value="0.2353">
            <text:p>0.2353</text:p>
          </table:table-cell>
          <table:table-cell/>
          <table:table-cell table:formula="of:= 1 - [.E37]" office:value-type="float" office:value="0.7647">
            <text:p>0.7647</text:p>
          </table:table-cell>
        </table:table-row>
        <table:table-row table:style-name="ro2">
          <table:table-cell table:number-columns-repeated="2"/>
          <table:table-cell office:value-type="float" office:value="26.47">
            <text:p>26.47</text:p>
          </table:table-cell>
          <table:table-cell/>
          <table:table-cell table:formula="of:=[.C38]/ 100" office:value-type="float" office:value="0.2647">
            <text:p>0.2647</text:p>
          </table:table-cell>
          <table:table-cell/>
          <table:table-cell table:formula="of:= 1 - [.E38]" office:value-type="float" office:value="0.7353">
            <text:p>0.7353</text:p>
          </table:table-cell>
        </table:table-row>
        <table:table-row table:style-name="ro2">
          <table:table-cell table:number-columns-repeated="2"/>
          <table:table-cell office:value-type="float" office:value="26.47">
            <text:p>26.47</text:p>
          </table:table-cell>
          <table:table-cell/>
          <table:table-cell table:formula="of:=[.C39]/ 100" office:value-type="float" office:value="0.2647">
            <text:p>0.2647</text:p>
          </table:table-cell>
          <table:table-cell/>
          <table:table-cell table:formula="of:= 1 - [.E39]" office:value-type="float" office:value="0.7353">
            <text:p>0.7353</text:p>
          </table:table-cell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C40]/ 100" office:value-type="float" office:value="0.2">
            <text:p>0.2</text:p>
          </table:table-cell>
          <table:table-cell/>
          <table:table-cell table:formula="of:= 1 - [.E40]" office:value-type="float" office:value="0.8">
            <text:p>0.8</text:p>
          </table:table-cell>
        </table:table-row>
        <table:table-row table:style-name="ro2">
          <table:table-cell table:number-columns-repeated="2"/>
          <table:table-cell office:value-type="float" office:value="11.76">
            <text:p>11.76</text:p>
          </table:table-cell>
          <table:table-cell/>
          <table:table-cell table:formula="of:=[.C41]/ 100" office:value-type="float" office:value="0.1176">
            <text:p>0.1176</text:p>
          </table:table-cell>
          <table:table-cell/>
          <table:table-cell table:formula="of:= 1 - [.E41]" office:value-type="float" office:value="0.8824">
            <text:p>0.8824</text:p>
          </table:table-cell>
        </table:table-row>
        <table:table-row table:style-name="ro2">
          <table:table-cell table:number-columns-repeated="4"/>
          <table:table-cell table:formula="of:=SUM([.E32:.E41]) / 10" office:value-type="float" office:value="0.24033">
            <text:p>0.24033</text:p>
          </table:table-cell>
          <table:table-cell/>
          <table:table-cell table:formula="of:=SUM([.G32:.G41]) / 10" office:value-type="float" office:value="0.75967">
            <text:p>0.75967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ear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float" office:value="17.24">
            <text:p>17.24</text:p>
          </table:table-cell>
          <table:table-cell/>
          <table:table-cell table:formula="of:=[.C46]/ 100" office:value-type="float" office:value="0.1724">
            <text:p>0.1724</text:p>
          </table:table-cell>
          <table:table-cell/>
          <table:table-cell table:formula="of:= 1 - [.E46]" office:value-type="float" office:value="0.8276">
            <text:p>0.8276</text:p>
          </table:table-cell>
        </table:table-row>
        <table:table-row table:style-name="ro2">
          <table:table-cell table:number-columns-repeated="2"/>
          <table:table-cell office:value-type="float" office:value="23.33">
            <text:p>23.33</text:p>
          </table:table-cell>
          <table:table-cell/>
          <table:table-cell table:formula="of:=[.C47]/ 100" office:value-type="float" office:value="0.2333">
            <text:p>0.2333</text:p>
          </table:table-cell>
          <table:table-cell/>
          <table:table-cell table:formula="of:= 1 - [.E47]" office:value-type="float" office:value="0.7667">
            <text:p>0.7667</text:p>
          </table:table-cell>
        </table:table-row>
        <table:table-row table:style-name="ro2">
          <table:table-cell table:number-columns-repeated="2"/>
          <table:table-cell office:value-type="float" office:value="17.24">
            <text:p>17.24</text:p>
          </table:table-cell>
          <table:table-cell/>
          <table:table-cell table:formula="of:=[.C48]/ 100" office:value-type="float" office:value="0.1724">
            <text:p>0.1724</text:p>
          </table:table-cell>
          <table:table-cell/>
          <table:table-cell table:formula="of:= 1 - [.E48]" office:value-type="float" office:value="0.8276">
            <text:p>0.8276</text:p>
          </table:table-cell>
        </table:table-row>
        <table:table-row table:style-name="ro2">
          <table:table-cell table:number-columns-repeated="2"/>
          <table:table-cell office:value-type="float" office:value="3.45">
            <text:p>3.45</text:p>
          </table:table-cell>
          <table:table-cell/>
          <table:table-cell table:formula="of:=[.C49]/ 100" office:value-type="float" office:value="0.0345">
            <text:p>0.0345</text:p>
          </table:table-cell>
          <table:table-cell/>
          <table:table-cell table:formula="of:= 1 - [.E49]" office:value-type="float" office:value="0.9655">
            <text:p>0.9655</text:p>
          </table:table-cell>
        </table:table-row>
        <table:table-row table:style-name="ro2">
          <table:table-cell table:number-columns-repeated="2"/>
          <table:table-cell office:value-type="float" office:value="13.33">
            <text:p>13.33</text:p>
          </table:table-cell>
          <table:table-cell/>
          <table:table-cell table:formula="of:=[.C50]/ 100" office:value-type="float" office:value="0.1333">
            <text:p>0.1333</text:p>
          </table:table-cell>
          <table:table-cell/>
          <table:table-cell table:formula="of:= 1 - [.E50]" office:value-type="float" office:value="0.8667">
            <text:p>0.8667</text:p>
          </table:table-cell>
        </table:table-row>
        <table:table-row table:style-name="ro2">
          <table:table-cell table:number-columns-repeated="2"/>
          <table:table-cell office:value-type="float" office:value="26.67">
            <text:p>26.67</text:p>
          </table:table-cell>
          <table:table-cell/>
          <table:table-cell table:formula="of:=[.C51]/ 100" office:value-type="float" office:value="0.2667">
            <text:p>0.2667</text:p>
          </table:table-cell>
          <table:table-cell/>
          <table:table-cell table:formula="of:= 1 - [.E51]" office:value-type="float" office:value="0.7333">
            <text:p>0.7333</text:p>
          </table:table-cell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C52]/ 100" office:value-type="float" office:value="0.2">
            <text:p>0.2</text:p>
          </table:table-cell>
          <table:table-cell/>
          <table:table-cell table:formula="of:= 1 - [.E52]" office:value-type="float" office:value="0.8">
            <text:p>0.8</text:p>
          </table:table-cell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C53]/ 100" office:value-type="float" office:value="0.2">
            <text:p>0.2</text:p>
          </table:table-cell>
          <table:table-cell/>
          <table:table-cell table:formula="of:= 1 - [.E53]" office:value-type="float" office:value="0.8">
            <text:p>0.8</text:p>
          </table:table-cell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C54]/ 100" office:value-type="float" office:value="0.2">
            <text:p>0.2</text:p>
          </table:table-cell>
          <table:table-cell/>
          <table:table-cell table:formula="of:= 1 - [.E54]" office:value-type="float" office:value="0.8">
            <text:p>0.8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C55]/ 100" office:value-type="float" office:value="0.1">
            <text:p>0.1</text:p>
          </table:table-cell>
          <table:table-cell/>
          <table:table-cell table:formula="of:= 1 - [.E55]" office:value-type="float" office:value="0.9">
            <text:p>0.9</text:p>
          </table:table-cell>
        </table:table-row>
        <table:table-row table:style-name="ro2">
          <table:table-cell table:number-columns-repeated="4"/>
          <table:table-cell table:formula="of:=SUM([.E46:.E55]) / 10" office:value-type="float" office:value="0.17126">
            <text:p>0.17126</text:p>
          </table:table-cell>
          <table:table-cell/>
          <table:table-cell table:formula="of:=SUM([.G46:.G55]) / 10" office:value-type="float" office:value="0.82874">
            <text:p>0.8287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. Mrksic</meta:initial-creator>
    <meta:creation-date>2014-04-29T15:36:59</meta:creation-date>
    <dc:date>2014-04-29T17:41:15</dc:date>
    <dc:creator>N. Mrksic</dc:creator>
    <meta:editing-duration>PT2H3M5S</meta:editing-duration>
    <meta:editing-cycles>6</meta:editing-cycles>
    <meta:generator>LibreOffice/3.5$Linux_X86_64 LibreOffice_project/350m1$Build-2</meta:generator>
    <meta:document-statistic meta:table-count="3" meta:cell-count="133" meta:object-count="0"/>
  </office:meta>
</office:document-meta>
</file>